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outline1">
      <style:graphic-properties fo:min-height="13.859cm"/>
    </style:style>
    <style:style style:name="P1" style:family="paragraph">
      <style:text-properties fo:font-size="44pt" fo:font-style="italic" style:text-underline-style="none" style:font-size-asian="44pt" style:font-style-asian="italic" style:font-size-complex="44pt" style:font-style-complex="italic"/>
    </style:style>
    <style:style style:name="P2" style:family="paragraph">
      <style:paragraph-properties fo:margin-left="0.6cm" fo:margin-right="0cm" fo:text-indent="0cm"/>
      <style:text-properties fo:font-size="20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T1" style:family="text">
      <style:text-properties fo:font-size="44pt" fo:font-style="italic" style:text-underline-style="none" fo:font-weight="normal" style:font-size-asian="44pt" style:font-style-asian="italic" style:font-weight-asian="normal" style:font-size-complex="44pt" style:font-style-complex="italic" style:font-weight-complex="normal"/>
    </style:style>
    <style:style style:name="T2" style:family="text">
      <style:text-properties fo:font-size="44pt" fo:font-style="italic" style:text-underline-style="none" style:font-size-asian="44pt" style:font-style-asian="italic" style:font-size-complex="44pt" style:font-style-complex="italic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fo:font-style="normal" style:font-size-asian="24pt" style:font-style-asian="normal" style:font-size-complex="24pt" style:font-style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fo:font-style="normal" style:font-size-asian="28pt" style:font-style-asian="normal" style:font-size-complex="28pt" style:font-style-complex="normal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5.405cm" presentation:class="subtitle" presentation:user-transformed="true">
          <draw:text-box>
            <text:p text:style-name="P1"><text:span text:style-name="T1">Laboratório de Programação de</text:span></text:p>
            <text:p text:style-name="P1"><text:span text:style-name="T2">Systemas Embarcados</text:span></text:p>
            <text:p text:style-name="P1"><text:span text:style-name="T2">com </text:span><text:span text:style-name="T1">Arduino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Minha Sugestão</text:span></text:p>
          </draw:text-box>
        </draw:frame>
        <draw:frame presentation:style-name="pr4" draw:text-style-name="P4" draw:layer="layout" svg:width="25.199cm" svg:height="13.859cm" svg:x="1.404cm" svg:y="4.918cm" presentation:class="outline" presentation:user-transformed="true">
          <draw:text-box>
            <text:list text:style-name="L2">
              <text:list-item>
                <text:p><text:span text:style-name="T4">Foco em programação</text:span></text:p>
                <text:list>
                  <text:list-item>
                    <text:p xml:id="id1" text:id="id1"><text:span text:style-name="T5">Exigir mais na parte de modelos de concorrência</text:span></text:p>
                    <text:list>
                      <text:list-item>
                        <text:p xml:id="id2" text:id="id2"><text:span text:style-name="T6">polling/event-driven, ISRs, concorrência sync/async</text:span></text:p>
                      </text:list-item>
                    </text:list>
                  </text:list-item>
                </text:list>
                <text:p><text:span text:style-name="T4"/></text:p>
              </text:list-item>
              <text:list-item>
                <text:p><text:span text:style-name="T4">Usar Arduino com “shields”</text:span></text:p>
                <text:list>
                  <text:list-item>
                    <text:p><text:span text:style-name="T7">Mas mostrar um ou dois casos com sensores “in natura”</text:span></text:p>
                  </text:list-item>
                </text:list>
                <text:p><text:span text:style-name="T8"/></text:p>
              </text:list-item>
              <text:list-item>
                <text:p><text:span text:style-name="T8">Projetos que envolvam redes de sensores sem fi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Dúvidas</text:span></text:p>
          </draw:text-box>
        </draw:frame>
        <draw:frame presentation:style-name="pr4" draw:text-style-name="P4" draw:layer="layout" svg:width="25.199cm" svg:height="15.901cm" svg:x="1.404cm" svg:y="4.918cm" presentation:class="outline" presentation:user-transformed="true">
          <draw:text-box>
            <text:list text:style-name="L2">
              <text:list-item>
                <text:p><text:span text:style-name="T4">Quantas horas por semana?</text:span></text:p>
                <text:list>
                  <text:list-item>
                    <text:p xml:id="id3" text:id="id3"><text:span text:style-name="T7">3cr / 3h?</text:span></text:p>
                  </text:list-item>
                </text:list>
                <text:p xml:id="id4" text:id="id4"><text:span text:style-name="T4"/></text:p>
              </text:list-item>
              <text:list-item>
                <text:p><text:span text:style-name="T4">Qual o público alvo?</text:span></text:p>
                <text:list>
                  <text:list-item>
                    <text:p><text:span text:style-name="T7">Graduação Computação/Elétrica/Mecatrônica</text:span></text:p>
                  </text:list-item>
                </text:list>
                <text:p><text:span text:style-name="T8"/></text:p>
              </text:list-item>
              <text:list-item>
                <text:p><text:span text:style-name="T8">Que hardware teremos à disposição?</text:span></text:p>
                <text:p><text:span text:style-name="T8"/></text:p>
              </text:list-item>
              <text:list-item>
                <text:p><text:span text:style-name="T8">Onde vai ser o Laboratório?</text:span></text:p>
                <text:p><text:span text:style-name="T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lated Courses</text:p>
          </draw:text-box>
        </draw:frame>
        <draw:frame presentation:style-name="pr5" draw:layer="layout" svg:width="25.199cm" svg:height="15.921cm" svg:x="1.4cm" svg:y="4.914cm" presentation:class="outline" presentation:user-transformed="true">
          <draw:text-box>
            <text:list text:style-name="L2">
              <text:list-item>
                <text:p><text:span text:style-name="T9">Berkeley</text:span></text:p>
                <text:list>
                  <text:list-item>
                    <text:p><text:span text:style-name="T10">Upper-level undergraduates and beginning graduate students.</text:span></text:p>
                  </text:list-item>
                  <text:list-item>
                    <text:p><text:span text:style-name="T10">3h aula + 3h lab</text:span></text:p>
                  </text:list-item>
                </text:list>
              </text:list-item>
              <text:list-item>
                <text:p><text:span text:style-name="T11">Introduction to Embedded Systems</text:span></text:p>
                <text:list>
                  <text:list-item>
                    <text:p><text:span text:style-name="T12">Models of computation:</text:span><text:span text:style-name="T10"> finite state machines, threads, ordinary differential equations, hybrid systems, actors, discrete-events, data flow.</text:span></text:p>
                  </text:list-item>
                  <text:list-item>
                    <text:p><text:span text:style-name="T12">Basic analysis, control, and systems simulation:</text:span><text:span text:style-name="T10"> Bisimulations, reachability analysis, controller synthesis, approximating continuous-time systems.</text:span></text:p>
                  </text:list-item>
                  <text:list-item>
                    <text:p><text:span text:style-name="T12">Interfacing with the physical world:</text:span><text:span text:style-name="T10"> sensor/actuator modeling and calibration, concurrency in dealing with multiple real-time streams, handling numerical imprecision in software.</text:span></text:p>
                  </text:list-item>
                  <text:list-item>
                    <text:p><text:span text:style-name="T12">Mapping to embedded platforms:</text:span><text:span text:style-name="T10"> real-time operating systems, execution time analysis, scheduling, concurrency.</text:span></text:p>
                  </text:list-item>
                  <text:list-item>
                    <text:p><text:span text:style-name="T12">Distributed embedded systems:</text:span><text:span text:style-name="T10"> Protocol design, predictable networking, securit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lated Cours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Purdue</text:span></text:p>
                <text:list>
                  <text:list-item>
                    <text:p><text:span text:style-name="T10">Pre-req: </text:span><text:span text:style-name="T13">Computer Design and Prototyping</text:span></text:p>
                  </text:list-item>
                  <text:list-item>
                    <text:p><text:span text:style-name="T10">3h aula</text:span></text:p>
                  </text:list-item>
                </text:list>
              </text:list-item>
              <text:list-item>
                <text:p><text:span text:style-name="T11">Embedded Systems</text:span></text:p>
                <text:list>
                  <text:list-item>
                    <text:p><text:span text:style-name="T10">Embedded system specification and modeling; </text:span><text:span text:style-name="T12">Embedded hardware platforms and peripherals;</text:span><text:span text:style-name="T10"> Interfacing to the external world through sensors and actuators; </text:span><text:span text:style-name="T12">Design and synthesis of ASIC hardware;</text:span><text:span text:style-name="T10"> Software organization, scheduling, and execution; </text:span><text:span text:style-name="T12">Embedded and real-time operating systems;</text:span><text:span text:style-name="T10"> Wired communication and bus protocols; </text:span><text:span text:style-name="T12">Basics of wireless communication and embedded networking;</text:span><text:span text:style-name="T10"> Energy management and low-power design; </text:span><text:span text:style-name="T12">Safety and reliability in embedded systems;</text:span><text:span text:style-name="T10"> Secure embedded system design; </text:span><text:span text:style-name="T12">Case studies: Low-end systems (medical devices, smart cards, sensors); </text:span><text:span text:style-name="T10">Case studies: High-end systems (automobiles, home electronics, robotics)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lated Cours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Virginia</text:span></text:p>
                <text:list>
                  <text:list-item>
                    <text:p><text:span text:style-name="T10">Pre-req: Digital Logic Design, Software Development Methods, Electronics I</text:span></text:p>
                  </text:list-item>
                  <text:list-item>
                    <text:p><text:span text:style-name="T10">75min aula + 2.25h lab + ext. outside programming hours</text:span></text:p>
                  </text:list-item>
                </text:list>
              </text:list-item>
              <text:list-item>
                <text:p><text:span text:style-name="T11">Introduction to Embedded Computing Systems</text:span></text:p>
                <text:list>
                  <text:list-item>
                    <text:p><text:span text:style-name="T10">Overview of embedded systems; introduction to MSP architecture</text:span></text:p>
                  </text:list-item>
                  <text:list-item>
                    <text:p><text:span text:style-name="T10">Sampling &amp; Signals</text:span></text:p>
                  </text:list-item>
                  <text:list-item>
                    <text:p><text:span text:style-name="T10">Program design using state machines</text:span></text:p>
                  </text:list-item>
                  <text:list-item>
                    <text:p><text:span text:style-name="T10">Pulse Width Modulation</text:span></text:p>
                  </text:list-item>
                  <text:list-item>
                    <text:p><text:span text:style-name="T10">Flash memory; Serial Peripheral Interface (SPI)</text:span></text:p>
                  </text:list-item>
                  <text:list-item>
                    <text:p><text:span text:style-name="T10">Real time sampling, Direct Memory Access, Resource constrained computation</text:span></text:p>
                  </text:list-item>
                  <text:list-item>
                    <text:p><text:span text:style-name="T10">Wireless communication between LaunchPad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6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lated Cours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Manitoba</text:span></text:p>
                <text:list>
                  <text:list-item>
                    <text:p><text:span text:style-name="T10">Pre-req: Microprocessor Systems, Introductory Computer Science 1</text:span></text:p>
                  </text:list-item>
                  <text:list-item>
                    <text:p><text:span text:style-name="T10">?? aula + 2h lab</text:span></text:p>
                  </text:list-item>
                </text:list>
              </text:list-item>
              <text:list-item>
                <text:p><text:span text:style-name="T11">Principles of Embedded System Design</text:span></text:p>
                <text:list>
                  <text:list-item>
                    <text:p><text:span text:style-name="T10">Embedded systems design process and principles</text:span></text:p>
                  </text:list-item>
                  <text:list-item>
                    <text:p><text:span text:style-name="T10">Formalisms for system design</text:span></text:p>
                  </text:list-item>
                  <text:list-item>
                    <text:p><text:span text:style-name="T10">Processors and/or FPGA based system implementation</text:span></text:p>
                  </text:list-item>
                  <text:list-item>
                    <text:p><text:span text:style-name="T10">Inter-component communications</text:span></text:p>
                  </text:list-item>
                  <text:list-item>
                    <text:p><text:span text:style-name="T10">Program design and analysis</text:span></text:p>
                  </text:list-item>
                  <text:list-item>
                    <text:p><text:span text:style-name="T10">Data structur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lated Courses</text:p>
          </draw:text-box>
        </draw:frame>
        <draw:frame presentation:style-name="pr5" draw:layer="layout" svg:width="25.199cm" svg:height="14.889cm" svg:x="1.4cm" svg:y="4.914cm" presentation:class="outline" presentation:user-transformed="true">
          <draw:text-box>
            <text:list text:style-name="L2">
              <text:list-item>
                <text:p><text:span text:style-name="T9">Stanford (2002)</text:span></text:p>
                <text:list>
                  <text:list-item>
                    <text:p><text:span text:style-name="T10">??</text:span></text:p>
                  </text:list-item>
                  <text:list-item>
                    <text:p><text:span text:style-name="T10">??</text:span></text:p>
                  </text:list-item>
                </text:list>
              </text:list-item>
              <text:list-item>
                <text:p><text:span text:style-name="T11">Embedded System Design Laboratory</text:span></text:p>
                <text:list>
                  <text:list-item>
                    <text:p><text:span text:style-name="T14">Atmel AVR processors and tools overview; Using I/O ports.</text:span></text:p>
                  </text:list-item>
                  <text:list-item>
                    <text:p><text:span text:style-name="T14">AVR architecture, instruction set, and timers; Using interrupts and timers</text:span></text:p>
                  </text:list-item>
                  <text:list-item>
                    <text:p><text:span text:style-name="T14">Using serial communications; Using A/D converter, analog comparator; Real-time clock</text:span></text:p>
                  </text:list-item>
                  <text:list-item>
                    <text:p><text:span text:style-name="T14">Introduction to AVR-GCC; Accessing hardware using C;</text:span></text:p>
                  </text:list-item>
                  <text:list-item>
                    <text:p><text:span text:style-name="T14">AVRlib libraries; Electronics and software for driving motors</text:span></text:p>
                  </text:list-item>
                  <text:list-item>
                    <text:p><text:span text:style-name="T14">Access to embedded system peripherals; Mapping into memory; SPI, I2C, <text:s/>and networks</text:span></text:p>
                  </text:list-item>
                  <text:list-item>
                    <text:p><text:span text:style-name="T14">Using intelligent displays (LED, LCD)</text:span></text:p>
                  </text:list-item>
                  <text:list-item>
                    <text:p><text:span text:style-name="T14">Embedded Operating Systems; What do you want to hear about?</text:span></text:p>
                  </text:list-item>
                  <text:list-item>
                    <text:p><text:span text:style-name="T14">Student Lectures; Project Demonstrations and Course Evaluation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lated Cours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UWA</text:span></text:p>
                <text:list>
                  <text:list-item>
                    <text:p><text:span text:style-name="T10">??</text:span></text:p>
                  </text:list-item>
                  <text:list-item>
                    <text:p><text:span text:style-name="T10">2h aula + 3h lab</text:span></text:p>
                  </text:list-item>
                </text:list>
              </text:list-item>
              <text:list-item>
                <text:p><text:span text:style-name="T11">Embedded Systems</text:span></text:p>
                <text:list>
                  <text:list-item>
                    <text:p><text:span text:style-name="T12">Embedded microcontrollers: </text:span><text:span text:style-name="T10">CPU functionality, function units, structured CPU design, embedded system design, interfacing and integration, reconfigurable computing.</text:span></text:p>
                  </text:list-item>
                  <text:list-item>
                    <text:p><text:span text:style-name="T12">Instrumentation: </text:span><text:span text:style-name="T10">Sensors, actuators, digital and analog I/O, motor drivers, shaft encoders, interface standards, standard protocols.</text:span></text:p>
                  </text:list-item>
                  <text:list-item>
                    <text:p><text:span text:style-name="T12">Programming for embedded systems: </text:span><text:span text:style-name="T10">Assembly languages, C/C++ and interfacing with assembly languages, interrupt handling, timer interrupts, real-time systems, multi-threading, device drivers, data structures, programming technique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9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788</meta:editing-cycles>
    <meta:editing-duration>P32DT17H51M8S</meta:editing-duration>
    <meta:initial-creator>chico </meta:initial-creator>
    <dc:date>2014-03-17T12:19:21</dc:date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